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pitch="fixed"/>
    <style:font-face style:name="Latin Modern Mono Light" svg:font-family="'Latin Modern Mono Light'" style:font-pitch="fixed"/>
    <style:font-face style:name="TeX Gyre Cursor1" svg:font-family="'TeX Gyre Cursor'" style:font-pitch="fixed"/>
    <style:font-face style:name="Cantarell" svg:font-family="Cantarell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TeX Gyre Cursor" svg:font-family="'TeX Gyre Curs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2.028cm" fo:min-width="6.178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4.534cm" fo:min-width="12.184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6.5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65cm" fo:min-width="6.5cm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2.75cm" fo:min-width="1.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top" fo:padding-top="0cm" fo:padding-bottom="0cm" fo:padding-left="0cm" fo:padding-right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923cm"/>
    </style:style>
    <style:style style:name="gr12" style:family="graphic" style:parent-style-name="standard">
      <style:graphic-properties draw:stroke="solid" draw:stroke-dash="Ultrafine_20_Dashed" svg:stroke-color="#000000" draw:fill="none" draw:opacity="50%" draw:opacity-name="" draw:textarea-horizontal-align="justify" draw:textarea-vertical-align="middle" draw:auto-grow-height="false" fo:min-height="2.472cm" fo:min-width="2.732cm"/>
    </style:style>
    <style:style style:name="gr13" style:family="graphic" style:parent-style-name="standard">
      <style:graphic-properties draw:stroke="none" svg:stroke-color="#000000" draw:fill="none" draw:fill-color="#ffffff" fo:min-height="0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Latin Modern Mono Light"/>
    </style:style>
    <style:style style:name="P4" style:family="paragraph">
      <loext:graphic-properties draw:fill="none"/>
      <style:paragraph-properties fo:text-align="center"/>
      <style:text-properties style:font-name="TeX Gyre Cursor1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opacity="50%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FreeMono1"/>
    </style:style>
    <style:style style:name="T1" style:family="text">
      <style:text-properties style:font-name="Latin Modern Mono Light"/>
    </style:style>
    <style:style style:name="T2" style:family="text">
      <style:text-properties style:font-name="TeX Gyre Cursor1" fo:font-size="18pt" style:letter-kerning="true" style:font-name-asian="WenQuanYi Micro Hei" style:font-size-asian="18pt" style:font-name-complex="Lohit Devanagari" style:font-size-complex="18pt"/>
    </style:style>
    <style:style style:name="T3" style:family="text">
      <style:text-properties style:font-name="TeX Gyre Cursor1"/>
    </style:style>
    <style:style style:name="T4" style:family="text">
      <style:text-properties style:font-name="Free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4cm" svg:height="13cm" svg:x="1.5cm" svg:y="3cm"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3" draw:id="id3" draw:layer="layout" svg:width="13.2cm" svg:height="5.3cm" svg:x="9.6cm" svg:y="11cm">
          <text:p text:style-name="P2">recv_service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" draw:id="id1" draw:layer="layout" svg:width="13.2cm" svg:height="5.3cm" svg:x="9.6cm" svg:y="2.7cm">
          <text:p text:style-name="P2">send_service</text:p>
          <text:p text:style-name="P2"/>
          <text:p text:style-name="P2"/>
          <text:p text:style-name="P2"/>
          <text:p text:style-name="P2"/>
          <text:p text:style-name="P2"/>
          <text:p text:style-name="P2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7cm" svg:height="0.9cm" svg:x="6cm" svg:y="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7cm" svg:height="0.9cm" svg:x="6cm" svg:y="13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cm" svg:height="0.9cm" svg:x="15cm" svg:y="5cm">
          <text:p text:style-name="P2"><text:span text:style-name="T1">Local buffer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7cm" svg:height="0.9cm" svg:x="15cm" svg:y="13.1cm">
          <text:p text:style-name="P2"><text:span text:style-name="T1">Local buff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2cm" svg:height="3cm" svg:x="25cm" svg:y="8cm">
          <text:p text:style-name="P2">socket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3cm" svg:y1="17cm" svg:x2="3cm" svg:y2="2cm">
          <text:p text:style-name="P2">APPLICATION LAYER</text:p>
          <text:p text:style-name="P2"/>
          <text:p text:style-name="P2"/>
        </draw:line>
        <draw:line draw:style-name="gr7" draw:text-style-name="P4" draw:layer="layout" svg:x1="7cm" svg:y1="13.3cm" svg:x2="7cm" svg:y2="11.8cm">
          <text:p text:style-name="P2"><text:span text:style-name="T2">get</text:span></text:p>
          <text:p text:style-name="P2"><text:span text:style-name="T2"/></text:p>
        </draw:line>
        <draw:line draw:style-name="gr8" draw:text-style-name="P1" draw:layer="layout" svg:x1="7cm" svg:y1="7.154cm" svg:x2="7cm" svg:y2="5.654cm">
          <text:p text:style-name="P2"><text:span text:style-name="T3"/></text:p>
          <text:p text:style-name="P2"><text:span text:style-name="T3">put</text:span></text:p>
        </draw:line>
        <draw:line draw:style-name="gr8" draw:text-style-name="P1" draw:layer="layout" svg:x1="12cm" svg:y1="5.7cm" svg:x2="12cm" svg:y2="7.2cm">
          <text:p text:style-name="P2"><text:span text:style-name="T3"/></text:p>
          <text:p text:style-name="P2"><text:span text:style-name="T3">Get</text:span></text:p>
        </draw:line>
        <draw:line draw:style-name="gr8" draw:text-style-name="P1" draw:layer="layout" svg:x1="12cm" svg:y1="11.9cm" svg:x2="12cm" svg:y2="13.4cm">
          <text:p text:style-name="P2"><text:span text:style-name="T3"/></text:p>
          <text:p text:style-name="P2"><text:span text:style-name="T3">put</text:span></text:p>
        </draw:line>
        <draw:line draw:style-name="gr8" draw:text-style-name="P1" draw:layer="layout" svg:x1="2cm" svg:y1="5.5cm" svg:x2="4.9cm" svg:y2="5.5cm">
          <text:p text:style-name="P2"><text:span text:style-name="T4">rdt_send</text:span></text:p>
          <text:p text:style-name="P2"/>
        </draw:line>
        <draw:frame draw:style-name="gr9" draw:text-style-name="P5" draw:layer="layout" svg:width="9.5cm" svg:height="1.673cm" svg:x="12cm" svg:y="9cm">
          <draw:text-box>
            <text:p>VIRTUAL TRANSPORT LAYER</text:p>
          </draw:text-box>
        </draw:frame>
        <draw:line draw:style-name="gr6" draw:text-style-name="P1" draw:layer="layout" svg:x1="26cm" svg:y1="11cm" svg:x2="26cm" svg:y2="17cm">
          <text:p text:style-name="P2"/>
        </draw:line>
        <draw:line draw:style-name="gr10" draw:text-style-name="P1" draw:layer="layout" svg:x1="26cm" svg:y1="2cm" svg:x2="26cm" svg:y2="8cm">
          <text:p/>
        </draw:line>
        <draw:frame draw:style-name="gr11" draw:text-style-name="P5" draw:layer="layout" svg:width="6.7cm" svg:height="1.173cm" draw:transform="rotate (1.5707963267949) translate (27.1cm 13.2cm)">
          <draw:text-box>
            <text:p>TRANSPORT LAYER</text:p>
          </draw:text-box>
        </draw:frame>
        <draw:custom-shape draw:style-name="gr12" draw:text-style-name="P6" draw:layer="layout" svg:width="4.748cm" svg:height="4cm" draw:transform="skewX (-0.257261531743964) rotate (1.5707963267949) translate (3.7cm 9.1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3060.231235089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6" draw:layer="layout" svg:width="4.748cm" svg:height="4cm" draw:transform="skewX (0.257261531743964) rotate (1.5707963267949) translate (3.7cm 15.7cm)">
          <text:p/>
          <draw:enhanced-geometry svg:viewBox="0 0 21600 21600" draw:glue-points="?f6 10800 10800 21600 ?f5 10800 10800 0" draw:text-areas="?f3 ?f3 ?f4 ?f4" draw:mirror-horizontal="false" draw:mirror-vertical="true" draw:type="trapezoid" draw:modifiers="3060.23123508901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1" draw:layer="layout" svg:x1="2cm" svg:y1="13.5cm" svg:x2="4.9cm" svg:y2="13.5cm">
          <text:p text:style-name="P2"><text:span text:style-name="T4"/></text:p>
          <text:p text:style-name="P2"><text:span text:style-name="T4"/></text:p>
          <text:p text:style-name="P2"><text:span text:style-name="T4">rdt_recv</text:span></text:p>
          <text:p text:style-name="P2"/>
        </draw:line>
        <draw:connector draw:style-name="gr8" draw:text-style-name="P7" draw:layer="layout" svg:x1="22.8cm" svg:y1="5.35cm" svg:x2="25cm" svg:y2="9.5cm" draw:start-shape="id1" draw:end-shape="id2" draw:end-glue-point="3" svg:d="M22800 5350h1101v4150h1099" svg:viewBox="0 0 2201 4151">
          <text:p text:style-name="P2"><text:span text:style-name="T4">write</text:span></text:p>
        </draw:connector>
        <draw:connector draw:style-name="gr8" draw:text-style-name="P7" draw:layer="layout" svg:x1="22.8cm" svg:y1="13.65cm" svg:x2="25cm" svg:y2="9.5cm" draw:start-shape="id3" draw:start-glue-point="1" draw:end-shape="id2" draw:end-glue-point="3" svg:d="M22800 13650h1101v-4150h1099" svg:viewBox="0 0 2201 4151">
          <text:p text:style-name="P2"><text:span text:style-name="T4">read</text:span></text:p>
        </draw:connector>
        <draw:frame draw:style-name="gr13" draw:text-style-name="P5" draw:layer="layout" svg:width="5.2cm" svg:height="0.962cm" svg:x="3.9cm" svg:y="9cm">
          <draw:text-box>
            <text:p>main threa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pitch="fixed"/>
    <style:font-face style:name="Latin Modern Mono Light" svg:font-family="'Latin Modern Mono Light'" style:font-pitch="fixed"/>
    <style:font-face style:name="TeX Gyre Cursor1" svg:font-family="'TeX Gyre Cursor'" style:font-pitch="fixed"/>
    <style:font-face style:name="Cantarell" svg:font-family="Cantarell" style:font-pitch="variable"/>
    <style:font-face style:name="FreeMono" svg:font-family="FreeMono" style:font-pitch="variable"/>
    <style:font-face style:name="Liberation Sans1" svg:font-family="'Liberation Sans'" style:font-pitch="variable"/>
    <style:font-face style:name="TeX Gyre Cursor" svg:font-family="'TeX Gyre Curso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0T23:11:46.211936247</meta:creation-date>
    <meta:editing-duration>PT4M19S</meta:editing-duration>
    <meta:editing-cycles>2</meta:editing-cycles>
    <meta:generator>LibreOffice/5.2.7.2$Linux_X86_64 LibreOffice_project/20$Build-2</meta:generator>
    <dc:date>2018-01-10T23:38:30.862356475</dc:date>
    <meta:document-statistic meta:object-count="24"/>
  </office:meta>
</office:document-meta>
</file>